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2e3" officeooo:paragraph-rsid="0017e2e3"/>
    </style:style>
    <style:style style:name="P2" style:family="paragraph" style:parent-style-name="Standard">
      <style:text-properties officeooo:rsid="0017e2e3" officeooo:paragraph-rsid="0017e4f0"/>
    </style:style>
    <style:style style:name="P3" style:family="paragraph" style:parent-style-name="Standard">
      <style:text-properties officeooo:paragraph-rsid="0017e2e3"/>
    </style:style>
    <style:style style:name="P4" style:family="paragraph" style:parent-style-name="Standard">
      <style:text-properties officeooo:rsid="0017e4f0" officeooo:paragraph-rsid="0017e2e3"/>
    </style:style>
    <style:style style:name="P5" style:family="paragraph" style:parent-style-name="Standard">
      <style:paragraph-properties fo:text-align="center" style:justify-single-word="false"/>
      <style:text-properties officeooo:rsid="0017e4f0" officeooo:paragraph-rsid="0017e4f0"/>
    </style:style>
    <style:style style:name="P6" style:family="paragraph" style:parent-style-name="Standard">
      <style:paragraph-properties fo:text-align="center" style:justify-single-word="false"/>
      <style:text-properties fo:color="#00a933" officeooo:rsid="0017e4f0" officeooo:paragraph-rsid="0017e4f0"/>
    </style:style>
    <style:style style:name="P7" style:family="paragraph" style:parent-style-name="Standard">
      <style:paragraph-properties fo:text-align="center" style:justify-single-word="false"/>
      <style:text-properties fo:color="#2a6099" officeooo:rsid="0017e4f0" officeooo:paragraph-rsid="0017e4f0"/>
    </style:style>
    <style:style style:name="P8" style:family="paragraph" style:parent-style-name="Standard">
      <style:text-properties fo:color="#2a6099" officeooo:rsid="0017e2e3" officeooo:paragraph-rsid="0017e2e3"/>
    </style:style>
    <style:style style:name="P9" style:family="paragraph" style:parent-style-name="Standard">
      <style:text-properties fo:color="#2a6099" officeooo:rsid="0017e2e3" officeooo:paragraph-rsid="001c56b2"/>
    </style:style>
    <style:style style:name="P10" style:family="paragraph" style:parent-style-name="Standard">
      <style:paragraph-properties fo:text-align="center" style:justify-single-word="false"/>
      <style:text-properties fo:color="#ff0000" officeooo:rsid="0017e4f0" officeooo:paragraph-rsid="0017e4f0"/>
    </style:style>
    <style:style style:name="P11" style:family="paragraph" style:parent-style-name="Standard">
      <style:text-properties fo:color="#ff0000" officeooo:rsid="0017e4f0" officeooo:paragraph-rsid="0017e2e3"/>
    </style:style>
    <style:style style:name="P12" style:family="paragraph" style:parent-style-name="Standard">
      <style:text-properties fo:color="#ff0000" officeooo:rsid="0017e2e3" officeooo:paragraph-rsid="0017e2e3"/>
    </style:style>
    <style:style style:name="P13" style:family="paragraph" style:parent-style-name="Standard">
      <style:text-properties fo:color="#ff0000" officeooo:rsid="001c56b2" officeooo:paragraph-rsid="001c56b2"/>
    </style:style>
    <style:style style:name="P14" style:family="paragraph" style:parent-style-name="Standard">
      <style:paragraph-properties fo:text-align="center" style:justify-single-word="false"/>
      <style:text-properties fo:color="#55308d" officeooo:rsid="0017e4f0" officeooo:paragraph-rsid="0017e4f0"/>
    </style:style>
    <style:style style:name="P15" style:family="paragraph" style:parent-style-name="Standard">
      <style:text-properties fo:color="#55308d" officeooo:rsid="0017e2e3" officeooo:paragraph-rsid="0017e2e3"/>
    </style:style>
    <style:style style:name="P16" style:family="paragraph" style:parent-style-name="Standard">
      <style:text-properties fo:color="#55308d" officeooo:rsid="0017e2e3" officeooo:paragraph-rsid="0017e4f0"/>
    </style:style>
    <style:style style:name="P17" style:family="paragraph" style:parent-style-name="Standard">
      <style:text-properties fo:color="#55308d" officeooo:rsid="0017e2e3" officeooo:paragraph-rsid="001c56b2"/>
    </style:style>
    <style:style style:name="P18" style:family="paragraph" style:parent-style-name="Standard">
      <style:text-properties fo:color="#55308d" officeooo:rsid="001f9fad" officeooo:paragraph-rsid="0017e2e3"/>
    </style:style>
    <style:style style:name="P19" style:family="paragraph" style:parent-style-name="Standard">
      <style:text-properties fo:color="#55308d" officeooo:rsid="001e81c8" officeooo:paragraph-rsid="00213c82"/>
    </style:style>
    <style:style style:name="P20" style:family="paragraph" style:parent-style-name="Standard">
      <style:text-properties fo:color="#000000" officeooo:rsid="001e81c8" officeooo:paragraph-rsid="001e81c8"/>
    </style:style>
    <style:style style:name="P21" style:family="paragraph" style:parent-style-name="Standard">
      <style:text-properties fo:color="#000000" officeooo:rsid="001f9fad" officeooo:paragraph-rsid="001f9fad"/>
    </style:style>
    <style:style style:name="T1" style:family="text">
      <style:text-properties officeooo:rsid="0017e2e3"/>
    </style:style>
    <style:style style:name="T2" style:family="text">
      <style:text-properties officeooo:rsid="0017e4f0"/>
    </style:style>
    <style:style style:name="T3" style:family="text">
      <style:text-properties fo:color="#2a6099"/>
    </style:style>
    <style:style style:name="T4" style:family="text">
      <style:text-properties fo:color="#2a6099" officeooo:rsid="001ad117"/>
    </style:style>
    <style:style style:name="T5" style:family="text">
      <style:text-properties officeooo:rsid="00195d4c"/>
    </style:style>
    <style:style style:name="T6" style:family="text">
      <style:text-properties fo:color="#55308d"/>
    </style:style>
    <style:style style:name="T7" style:family="text">
      <style:text-properties fo:color="#55308d" officeooo:rsid="0017e4f0"/>
    </style:style>
    <style:style style:name="T8" style:family="text">
      <style:text-properties fo:color="#ff0000"/>
    </style:style>
    <style:style style:name="T9" style:family="text">
      <style:text-properties officeooo:rsid="001c56b2"/>
    </style:style>
    <style:style style:name="T10" style:family="text">
      <style:text-properties officeooo:rsid="001e81c8"/>
    </style:style>
    <style:style style:name="T11" style:family="text">
      <style:text-properties officeooo:rsid="00213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ODO:</text:span></text:p>
      <text:p text:style-name="P1"/>
      <text:p text:style-name="P15">Création <text:span text:style-name="T8">du</text:span> <text:span text:style-name="T3">scenario </text:span><text:span text:style-name="T4">(2h)</text:span></text:p>
      <text:p text:style-name="P1"/>
      <text:p text:style-name="P1">Création des sprits des personnage <text:span text:style-name="T9">(2h)</text:span></text:p>
      <text:p text:style-name="P1"/>
      <text:p text:style-name="P12">Création des niveau (Position a couvert + mur+ sorti ect) (Tous de taille similaire) <text:span text:style-name="T9">(3h)</text:span></text:p>
      <text:p text:style-name="P12"/>
      <text:p text:style-name="P20">Création des structure personnages (2h)</text:p>
      <text:p text:style-name="P20"/>
      <text:p text:style-name="P21">Fonction affichage : <text:tab/>Personnage<text:tab/>(4h)</text:p>
      <text:p text:style-name="P21"><text:tab/><text:tab/><text:tab/>Niveau</text:p>
      <text:p text:style-name="P1"/>
      <text:p text:style-name="P8">Jeu découpé en mission avec plusieurs niveau par mission, </text:p>
      <text:p text:style-name="P8">mission générée de façon procédural → Création d un <text:span text:style-name="T9">algo de </text:span><text:span text:style-name="T10">création</text:span><text:span text:style-name="T9"> de </text:span>labyrinthe de niveau <text:span text:style-name="T9">(5h)</text:span></text:p>
      <text:p text:style-name="P1"/>
      <text:p text:style-name="P15"><text:span text:style-name="T2">Déplacement</text:span> sur un environnement 2D <text:span text:style-name="T2">découpé</text:span> en carré <text:span text:style-name="T2">a la souris</text:span>(utilisation d une matrice) <text:span text:style-name="T9">(</text:span><text:span text:style-name="T10">5</text:span><text:span text:style-name="T9">h)</text:span></text:p>
      <text:p text:style-name="P18"/>
      <text:p text:style-name="P15"/>
      <text:p text:style-name="P13"><text:span text:style-name="T11">Création</text:span> des objets (2h)</text:p>
      <text:p text:style-name="P15"/>
      <text:p text:style-name="P9">Inventaire + gestion de la place (inventaire limité en case <text:s/>avec objet prenant +- de case) <text:span text:style-name="T2">(modélise par une matrice) </text:span><text:span text:style-name="T9">(2h)</text:span></text:p>
      <text:p text:style-name="P1"/>
      <text:p text:style-name="P16"><text:span text:style-name="T2">Système</text:span> de combat : <text:tab/><text:span text:style-name="T2">Tour par tour</text:span></text:p>
      <text:p text:style-name="P19"><text:tab/><text:tab/><text:tab/>Pathfiding</text:p>
      <text:p text:style-name="P2"><text:span text:style-name="T2"><text:tab/><text:tab/><text:tab/></text:span><text:span text:style-name="T7">IA géré par l ordinateur pour combattre</text:span></text:p>
      <text:p text:style-name="P1"><text:tab/><text:tab/><text:tab/><text:span text:style-name="T7">Système de compétence propre a chaque personnage jouable</text:span></text:p>
      <text:p text:style-name="P15"><text:tab/><text:tab/><text:tab/><text:span text:style-name="T2">Système de recommence a chaque fin de combat (en fonction de la moyenne </text:span><text:span text:style-name="T9">15h ?</text:span><text:span text:style-name="T2"><text:tab/><text:tab/><text:tab/><text:tab/>des niveau des ennemis?)</text:span></text:p>
      <text:p text:style-name="P15"><text:tab/><text:tab/><text:tab/><text:span text:style-name="T2">Système de prise de dégâts et de bar de points de vie ( Prise en compte de <text:tab/><text:tab/><text:tab/><text:tab/>potentiel coup critique et de possibilité d échec de l attaque)</text:span></text:p>
      <text:p text:style-name="P15"><text:tab/><text:tab/><text:tab/><text:span text:style-name="T2">Étourdissement possible dans certain cas (Compétence, objet spécial)</text:span></text:p>
      <text:p text:style-name="P17"><text:tab/><text:tab/><text:tab/>Crée la fonctionnalités d <text:span text:style-name="T2">être</text:span> a couvert</text:p>
      <text:p text:style-name="P15"><text:tab/><text:tab/><text:tab/><text:span text:style-name="T2">Objet affectant l état du personnage → Potion/nourriture</text:span></text:p>
      <text:p text:style-name="P15"><text:tab/><text:tab/><text:tab/></text:p>
      <text:p text:style-name="P1"/>
      <text:p text:style-name="P1"/>
      <text:p text:style-name="P8"/>
      <text:p text:style-name="P1"/>
      <text:p text:style-name="P12">Système de groupe → Plusieurs personnage dans le groupe ayant leur inventaire ect</text:p>
      <text:p text:style-name="P12">(Donc multi-coop possible, <text:span text:style-name="T2">mais pas encore envisagé (a voir si on a le temps) </text:span>) <text:span text:style-name="T5">(Structure avec 4 pointeur sur des struct personnage (4 etant la taille max du groupe)) </text:span><text:span text:style-name="T9">(1h)</text:span></text:p>
      <text:p text:style-name="P1"/>
      <text:p text:style-name="P12">Sauvegarde de l état de la parti dans un fichier</text:p>
      <text:p text:style-name="P12">(Si hors mission → Sauvegarde inventaire, etat du groupe, pdv)</text:p>
      <text:p text:style-name="P12">(Si en mission → Sauvegarde en plus de sa position dans la mission, sa position en combats</text:p>
      <text:p text:style-name="P12"><text:tab/><text:tab/>→ OU sorti de mission obligatoire avant sauvegarde) <text:span text:style-name="T9">(3h)</text:span></text:p>
      <text:p text:style-name="P12"/>
      <text:p text:style-name="P12">Chargement d une parti a l aide d un fichier de sauvegarde <text:span text:style-name="T9">(2h)</text:span></text:p>
      <text:p text:style-name="P1"/>
      <text:p text:style-name="P1"/>
      <text:p text:style-name="P4"><text:soft-page-break/></text:p>
      <text:p text:style-name="P11"/>
      <text:p text:style-name="P4"/>
      <text:p text:style-name="P4"/>
      <text:p text:style-name="P5">Etat :</text:p>
      <text:p text:style-name="P5"/>
      <text:p text:style-name="P6">Fait</text:p>
      <text:p text:style-name="P10">A faire par Gaspard</text:p>
      <text:p text:style-name="P7">A faire par Oussama</text:p>
      <text:p text:style-name="P14">A faire par Arman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2T10:37:52.796000000</meta:creation-date>
    <dc:date>2021-01-22T12:09:01.483000000</dc:date>
    <meta:editing-duration>PT8M5S</meta:editing-duration>
    <meta:editing-cycles>1</meta:editing-cycles>
    <meta:document-statistic meta:table-count="0" meta:image-count="0" meta:object-count="0" meta:page-count="2" meta:paragraph-count="34" meta:word-count="314" meta:character-count="1859" meta:non-whitespace-character-count="1535"/>
    <meta:generator>LibreOffice/6.4.1.2$Windows_X86_64 LibreOffice_project/4d224e95b98b138af42a64d84056446d09082932</meta:generator>
  </office:meta>
</office:document-meta>
</file>